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master-page-name="Standard">
      <style:paragraph-properties style:page-number="1" fo:break-before="auto" fo:break-after="auto"/>
    </style:style>
    <style:style style:name="P3" style:family="paragraph" style:parent-style-name="Title">
      <style:paragraph-properties fo:text-align="center" style:justify-single-word="false" fo:break-before="auto" fo:break-after="auto"/>
    </style:style>
    <style:style style:name="P4" style:family="paragraph" style:parent-style-name="Title">
      <style:paragraph-properties fo:text-align="start" style:justify-single-word="false" fo:break-before="auto" fo:break-after="auto"/>
    </style:style>
    <style:style style:name="T1" style:family="text">
      <style:text-properties style:text-line-through-style="solid" style:text-line-through-type="singl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ar Mr. Jackson of Solid Jackson &amp; Son,</text:p>
      <text:p text:style-name="P1"/>
      <text:p text:style-name="P1"><text:span text:style-name="T1">You likely know me but I will introduce myself anyway</text:span>. My name is Fredrick Monger and I will no beat around the bush. I want to buy your business, I own a great many fishing enterprises in Llamados and I do a great deal of business in <text:span text:style-name="T1">the big wahoonie</text:span> Ankh-morpork and would like to expand here.</text:p>
      <text:p text:style-name="P1"/>
      <text:p text:style-name="P1">Your cornering of the market on Curious Squid is well known <text:span text:style-name="T1">and I want a piece of the action. <text:s/>and I wish to invest</text:span> and I want a piece of the action. I offer you the same deal I offer my own people, 30% share of your profits, and in exchange I’ll cover the cost of repairs, maintance and expansion, what’s more you’ll also get full access to my networks of contacts and clients, AND access to my company’s employed igor in case of <text:span text:style-name="T1">losing an arm</text:span> workplace accidents. Can’t say fairer than that.</text:p>
      <text:p text:style-name="P1"/>
      <text:p text:style-name="P1"><text:span text:style-name="T1">I eagerly await your response</text:span> Hope to hear from your soon,</text:p>
      <text:p text:style-name="P1">Yours respectfully,</text:p>
      <text:p text:style-name="P1">Frederick Monger, President of Llamados Fish Concerns.</text:p>
      <text:p text:style-name="P3"><text:bookmark text:name="_biooh27zu5aq"/></text:p>
      <text:p text:style-name="P3"><text:bookmark text:name="_to4xb4mgxrm2"/></text:p>
      <text:p text:style-name="P4"><text:bookmark text:name="_114yr5w28ct4"/></text:p>
      <text:p text:style-name="P3"><text:bookmark text:name="_jptwragyuf22"/>Document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7" meta:word-count="181" meta:character-count="969" meta:non-whitespace-character-count="794"/>
    <meta:generator>LibreOfficeDev/6.0.5.2$Linux_X86_64 LibreOffice_project/</meta:generator>
  </office:meta>
</office:document-meta>
</file>